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5.829cm" style:rel-width="90%" table:align="center" fo:background-color="#cccccc">
        <style:background-image/>
      </style:table-properties>
    </style:style>
    <style:style style:name="Table1.A" style:family="table-column">
      <style:table-column-properties style:column-width="15.829cm" style:rel-column-width="58976*"/>
    </style:style>
    <style:style style:name="Table1.A1" style:family="table-cell">
      <style:table-cell-properties style:vertical-align="middle" fo:background-color="#cccccc">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margin-left="0cm" fo:margin-right="0cm" fo:text-align="start" style:justify-single-word="false" fo:text-indent="1.27cm" style:auto-text-indent="false"/>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2pt" fo:font-style="normal" fo:background-color="transparent" style:font-style-asian="normal" style:font-style-complex="normal"/>
    </style:style>
    <style:style style:name="P6" style:family="paragraph" style:parent-style-name="Standard">
      <style:paragraph-properties fo:margin-left="0cm" fo:margin-right="0cm" fo:text-indent="1.505cm" style:auto-text-indent="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T1" style:family="text">
      <style:text-properties fo:background-color="transparent"/>
    </style:style>
    <style:style style:name="T2" style:family="text">
      <style:text-properties fo:background-color="transparent" loext:char-shading-value="0"/>
    </style:style>
    <style:style style:name="T3" style:family="text">
      <style:text-properties fo:font-style="normal" fo:background-color="transparent" style:font-style-asian="normal" style:font-style-complex="normal" loext:char-shading-value="0"/>
    </style:style>
    <style:style style:name="T4" style:family="text">
      <style:text-properties style:text-position="super 58%" fo:background-color="transparent" loext:char-shading-value="0"/>
    </style:style>
    <style:style style:name="T5" style:family="text">
      <style:text-properties style:text-position="33% 58%" fo:font-style="normal" fo:background-color="transparent" style:font-style-asian="normal" style:font-style-complex="normal" loext:char-shading-value="0"/>
    </style:style>
    <style:style style:name="T6" style:family="text">
      <style:text-properties style:text-position="33% 58%" fo:background-color="transparent" loext:char-shading-value="0"/>
    </style:style>
    <style:style style:name="T7" style:family="text">
      <style:text-properties style:text-position="33% 58%" fo:font-style="italic" fo:background-color="transparent" style:font-style-asian="italic" style:font-style-complex="italic" loext:char-shading-value="0"/>
    </style:style>
    <style:style style:name="T8" style:family="text">
      <style:text-properties fo:font-style="italic" fo:background-color="transparent" style:font-style-asian="italic" style:font-style-complex="italic" loext:char-shading-value="0"/>
    </style:style>
    <style:style style:name="T9" style:family="text">
      <style:text-properties fo:background-color="#ffff00"/>
    </style:style>
    <style:style style:name="T10" style:family="text">
      <style:text-properties fo:font-weight="normal" fo:background-color="#ffff0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29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text:p>
      <text:list xml:id="list1435308081" text:style-name="L1">
        <text:list-item>
          <text:p text:style-name="P7">Work Experience: Beginning with the most recent, list your academic, research and other relevant work experience. In the Nature of work field, indicate if you gained the experience during a program of study.</text:p>
          <text:list>
            <text:list-item>
              <text:p text:style-name="P7">USRA?</text:p>
            </text:list-item>
            <text:list-item>
              <text:p text:style-name="P7">Being a grad student?</text:p>
            </text:list-item>
          </text:list>
        </text:list-item>
        <text:list-item>
          <text:p text:style-name="P7">Supervisors? Jessica and Adrian?</text:p>
        </text:list-item>
        <text:list-item>
          <text:p text:style-name="P7">2 references</text:p>
        </text:list-item>
        <text:list-item>
          <text:p text:style-name="P7">2 transcripts</text:p>
        </text:list-item>
        <text:list-item>
          <text:p text:style-name="P7">Title?</text:p>
        </text:list-item>
      </text:list>
      <text:p text:style-name="Standard"/>
      <text:p text:style-name="P1"><text:s/>Theses Completed or in Progress</text:p>
      <text:list xml:id="list1520196656" text:style-name="L2">
        <text:list-item>
          <text:p text:style-name="P8">In the Thesis Information page of your application, provide the full title and summary of your most recent thesis completed or in progress.</text:p>
        </text:list-item>
      </text:list>
      <text:p text:style-name="Standard"/>
      <text:p text:style-name="P1">Outline of Proposed Research (Attachment) ONE PAGE</text:p>
      <text:p text:style-name="Standard">In the Outline of Proposed Research page of your application, provide the requested information according to the guidelines and format standards.</text:p>
      <text:p text:style-name="Standard">Provide a detailed description of your proposed research project for the period during which you are to hold the award. Be as specific as possible. Provide background information to position your proposed research within the context of the current knowledge in the field. State the objectives and hypothesis, and outline the experimental or theoretical approach to be taken (citing literature pertinent to the proposal), and the methods and procedures to be used. <text:span text:style-name="Strong_20_Emphasis"><text:span text:style-name="T10">State the significance of the proposed research to a field or fields in the natural sciences and engineering (NSE)</text:span></text:span><text:span text:style-name="T10">.</text:span></text:p>
      <text:p text:style-name="Standard"/>
      <text:p text:style-name="Standard"><text:span text:style-name="Strong_20_Emphasis">Note</text:span>: Proposals that include the use of methodologies, tools, techniques and knowledge from the NSE are not automatically considered eligible for NSERC support. The proposed research must clearly be intended to advance knowledge in the NSE.</text:p>
      <text:p text:style-name="Standard">In addition:</text:p>
      <text:list xml:id="list2154291214" text:style-name="L3">
        <text:list-item>
          <text:p text:style-name="P9">You should not repeat the information found in the “Theses completed or in progress” section, but may refer to it.</text:p>
        </text:list-item>
        <text:list-item>
          <text:p text:style-name="P9">Include all relevant information in the outline. Do not refer members to URLs or other publications for supplemental information.</text:p>
        </text:list-item>
        <text:list-item>
          <text:p text:style-name="P9">If the proposed research is a continuation of your thesis, clearly state the differences between work done for your thesis and the research activities outlined in this proposal.</text:p>
        </text:list-item>
      </text:list>
      <text:p text:style-name="P2">Outline of Proposed Research</text:p>
      <text:p text:style-name="P4"><text:span text:style-name="T2">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3">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5">1</text:span><text:reference-mark-end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3">⁠ and the patient could use this technique to answer yes or no questions. However, t</text:span><text:span text:style-name="T2">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6">2</text:span><text:reference-mark-end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2">⁠.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6">3</text:span><text:reference-mark-end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4">⁠</text:span><text:span text:style-name="T2">. However, these techniques were only able to distinguish large scale changes in brain state, severely limiting the number of responses the BCI could make. </text:span></text:p>
      <text:p text:style-name="P4"><text:span text:style-name="T2">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3">. Music is especially suited to an EEG-based BCI since music unfolds over time and EEG has high temporal precision. My previous work showed that heard and imagined pieces of music can be classified at a statistically significant level. This analysis was done using machine learning techniques (CAE, CNN). </text:span><text:span text:style-name="T3">PERCEPTION 12 CLASS RESULTS and 2 CLASS, IMAGINATION RESULTS </text:span><text:span text:style-name="T3">(or just refer to them above)</text:span><text:span text:style-name="T3">. Although statistically significant these accuracy rates are not robust enough to be used for a BCI.</text:span></text:p>
      <text:p text:style-name="P4"><text:span text:style-name="T3">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8">perceived</text:span><text:reference-mark-start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7">4</text:span><text:reference-mark-end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8">⁠</text:span><text:span text:style-name="T3"> rhythms can be classified from EEG. In a separate experiment simple rhythm imagination has also been classified from EEG</text:span><text:reference-mark-start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5">5</text:span><text:reference-mark-end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3">⁠.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5"/>
      <text:p text:style-name="P3">Justification for Eligibility of Proposed Research (Attachment) ONE PAGE</text:p>
      <text:p text:style-name="Standard"><text:span text:style-name="T9">Describe the NSE research challenges of the project on which you propose to work </text:span><text:span text:style-name="Strong_20_Emphasis"><text:span text:style-name="T9">during the tenure of your scholarship or fellowship</text:span></text:span>. Clearly explain <text:span text:style-name="T9">what you will be doing</text:span> and <text:span text:style-name="T9">why it should be considered research that is predominantly NSE </text:span></text:p>
      <text:list xml:id="list1420187459" text:style-name="L4">
        <text:list-item>
          <text:p text:style-name="P10">fundamental processes in humans</text:p>
        </text:list-item>
        <text:list-item>
          <text:p text:style-name="P10">development of medical devices - including monitoring and diagnostic technologies (e.g., health IT, in vitro diagnostics, diagnostic imaging, patient monitoring, endoscopic devices)--and devices for treating a disease or physical condition (e.g., orthosis/prosthesis, in vitro reagent) is eligible</text:p>
        </text:list-item>
        <text:list-item>
          <text:p text:style-name="P10">Human performance research in the healthy state</text:p>
        </text:list-item>
      </text:list>
      <text:p text:style-name="Standard"/>
      <text:p text:style-name="P6">The primary purpose of this research is to explore the neural processes involved in music perception and imagination in order to develop a <text:span text:style-name="T2">music-based brain-computer interface (BCI) to detect the contents of a participant's imagination using only the recorded electroencephalography (EEG) signal. Such a BCI would allow patients that are unable to communicate behaviourally to communicate by modulating their brain states. </text:span></text:p>
      <text:p text:style-name="P6">This BCI will be developed using healthy participants who will be tested in the lab on a variety of paradigms that manipulate music perception and imagination. Data will be collected using an EEG system during these experiments. Through careful manipulation of the musical characteristics (such as rhythm, affect, instrumentation etc) I will determine what aspects of music make it most identifiable using EEG data alone.</text:p>
      <text:p text:style-name="P6">I will also be exploring the relationship between perception and imagination. BCIs often require a significant amount of training time in order for a patient to learn to use one properly. This can lead to patient fatigue. In order to reduce training time and fatigue I propose using the information collected during music perception to inform how the music imagination data is understood<text:span text:style-name="T1">; because, p</text:span>assive music listening is unlikely to be as tiring as other training paradigms.</text:p>
      <text:p text:style-name="P6">This research is predominantly NSE because it explores a fundamental process in humans that will lead to the development of a medical device to be used by patients with motor deficits that affect their communication abilities. The research will be conducted on healthy human participants and the BCI will be tested on patient populations in the final stages in order to tune the system to the needs of these patients. </text:p>
      <text:p text:style-name="P3">Contributions and Statements (Attachment) TWO PAGES</text:p>
      <text:p text:style-name="Standard"><text:bookmark text:name="section_1"/><text:span text:style-name="Strong_20_Emphasis">Part I – Contributions to research and development</text:span></text:p>
      <text:p text:style-name="Standard">Begin with your most recent contributions and list each entry on a new line. </text:p>
      <text:p text:style-name="Standard">Use the following headings in the order indicated:</text:p>
      <text:list xml:id="list631929189" text:style-name="L5">
        <text:list-item>
          <text:p text:style-name="P11">Articles published or accepted in refereed journals</text:p>
        </text:list-item>
        <text:list-item>
          <text:p text:style-name="P11">Articles submitted to refereed journals (provide submission number);</text:p>
        </text:list-item>
        <text:list-item>
          <text:p text:style-name="P11">Other refereed contributions (e.g., communications, papers in refereed conference proceedings, posters). Do not repeatedly list the same proceeding from multiple conferences, proceedings for future conferences, or your thesis here;</text:p>
        </text:list-item>
        <text:list-item>
          <text:p text:style-name="P11">Non-refereed contributions (e.g., specialized publications, technical reports, conference presentations, posters);</text:p>
        </text:list-item>
        <text:list-item>
          <text:p text:style-name="P11">Technology transfer;</text:p>
        </text:list-item>
        <text:list-item>
          <text:p text:style-name="P11">Contributions resulting from your participation in industrially relevant R&amp;D activities;</text:p>
        </text:list-item>
        <text:list-item>
          <text:p text:style-name="P11">Patents and copyrights awarded (e.g., software, but excluding publications);</text:p>
        </text:list-item>
        <text:list-item>
          <text:p text:style-name="P11">Patents and copyrights submitted.</text:p>
        </text:list-item>
      </text:list>
      <text:list xml:id="list201803642" text:style-name="L6">
        <text:list-header>
          <text:p text:style-name="P12"><text:line-break/><text:line-break/><text:span text:style-name="Strong_20_Emphasis">Example</text:span></text:p>
        </text:list-header>
      </text:list>
      <table:table table:name="Table1" table:style-name="Table1">
        <table:table-column table:style-name="Table1.A"/>
        <table:table-row>
          <table:table-cell table:style-name="Table1.A1" office:value-type="string">
            <text:p text:style-name="Standard"><text:span text:style-name="Strong_20_Emphasis">I. Contributions to research and development<text:line-break/></text:span><text:span text:style-name="Strong_20_Emphasis">a. Articles published or accepted in refereed journals</text:span></text:p>
            <text:p text:style-name="Standard">Li, H., <text:span text:style-name="Strong_20_Emphasis">Applicant, X.X</text:span>., and Kay, M. (1994) Protein-structure interactions in cell membranes. Journal of Biological Chemistry. 269: 1120-1124 (PhD work).</text:p>
          </table:table-cell>
        </table:table-row>
      </table:table>
      <text:p text:style-name="Standard"/>
      <text:p text:style-name="Standard"><text:span text:style-name="Strong_20_Emphasis">Notes</text:span></text:p>
      <text:list xml:id="list1659174662" text:style-name="L7">
        <text:list-item>
          <text:p text:style-name="P13"><text:span text:style-name="Strong_20_Emphasis">Publications submitted, accepted or in press:</text:span> Indicate the date of submission/acceptance and the number of pages submitted.</text:p>
        </text:list-item>
        <text:list-item>
          <text:p text:style-name="P13"><text:span text:style-name="Strong_20_Emphasis">Posters:</text:span> Indicate the presenting author with an asterisk (*). Example: Applicant, X.X.*.</text:p>
        </text:list-item>
        <text:list-item>
          <text:p text:style-name="P13"><text:span text:style-name="Strong_20_Emphasis">Conferences:</text:span> Indicate whether institutional, regional, provincial, national or international. Make a distinction between oral and poster presentations.</text:p>
        </text:list-item>
        <text:list-item>
          <text:p text:style-name="P13"><text:span text:style-name="Strong_20_Emphasis">In all cases</text:span>, indicate whether the publication resulted from work done in the process of completing your undergraduate, master’s or doctoral degree, or from other relevant work experience.</text:p>
          <text:p text:style-name="P13"><text:span text:style-name="Strong_20_Emphasis"/></text:p>
        </text:list-item>
      </text:list>
      <text:p text:style-name="Standard"><text:span text:style-name="Strong_20_Emphasis">Part II – Most significant contributions to research and development</text:span></text:p>
      <text:p text:style-name="Standard">From the contributions listed in Part I, choose <text:span text:style-name="T9">up to three</text:span> that you judge to be your most significant contributions to research and development. Comment on the importance of these contributions to the research area.</text:p>
      <text:p text:style-name="Standard">For each contribution:</text:p>
      <text:list xml:id="list1495430120" text:style-name="L8">
        <text:list-item>
          <text:p text:style-name="P14">describe your role in the research. Clarify your contribution to collaborative research and to the actual writing of joint publications;</text:p>
        </text:list-item>
        <text:list-item>
          <text:p text:style-name="P14">discuss the reasons for publishing in certain journals (e.g., target audiences, review procedures);</text:p>
        </text:list-item>
        <text:list-item>
          <text:p text:style-name="P14">indicate any collaboration with other researchers;</text:p>
        </text:list-item>
      </text:list>
      <text:p text:style-name="Standard"><text:span text:style-name="Strong_20_Emphasis"/></text:p>
      <text:p text:style-name="Standard"><text:span text:style-name="Strong_20_Emphasis">Part III – Applicant's statement</text:span></text:p>
      <text:p text:style-name="Standard">In this section, group your comments under the following headings:</text:p>
      <text:list xml:id="list367464533" text:style-name="L9">
        <text:list-item>
          <text:p text:style-name="P15"><text:span text:style-name="Strong_20_Emphasis">Research experience</text:span><text:line-break/>Describe the scientific or engineering abilities that you have gained through your past research <text:soft-page-break/>experience, including special projects, honours thesis and co-op reports. If you have relevant work experience, discuss the relevance of that experience to your proposed field of study/research and any benefits you gained from it. <text:span text:style-name="Strong_20_Emphasis">Do not repeat any information you provided in Part II.</text:span></text:p>
        </text:list-item>
        <text:list-item>
          <text:p text:style-name="P15"><text:span text:style-name="Strong_20_Emphasis">Relevant activities</text:span><text:line-break/>Describe your professional and extracurricular activities that most demonstrate your communication, interpersonal, and leadership skills.</text:p>
        </text:list-item>
      </text:list>
      <text:p text:style-name="Standard">Examples of these include:</text:p>
      <text:list xml:id="list635479540" text:style-name="L10">
        <text:list-item>
          <text:p text:style-name="P16">oral presentations</text:p>
        </text:list-item>
        <text:list-item>
          <text:p text:style-name="P16">mentoring</text:p>
        </text:list-item>
        <text:list-item>
          <text:p text:style-name="P16">teaching</text:p>
        </text:list-item>
        <text:list-item>
          <text:p text:style-name="P16">project management</text:p>
        </text:list-item>
        <text:list-item>
          <text:p text:style-name="P16">chairing committees</text:p>
        </text:list-item>
        <text:list-item>
          <text:p text:style-name="P16">organizing conferences or meetings</text:p>
        </text:list-item>
        <text:list-item>
          <text:p text:style-name="P16">supervisory experience</text:p>
        </text:list-item>
        <text:list-item>
          <text:p text:style-name="P16">elected positions held and volunteer wor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vital Sternin <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14T17:52:00</dc:date>
    <meta:editing-duration>P8DT9H19M14S</meta:editing-duration>
    <meta:editing-cycles>37</meta:editing-cycles>
    <meta:generator>LibreOffice/3.5$MacOSX_x86 LibreOffice_project/e0fbe70-dcba98b-297ab39-994e618-0f858f0</meta:generator>
    <meta:document-statistic meta:table-count="1" meta:image-count="0" meta:object-count="0" meta:page-count="5" meta:paragraph-count="71" meta:word-count="1734" meta:character-count="11409" meta:non-whitespace-character-count="9778"/>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